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4.2pt"/>
    </style:style>
    <style:style style:name="co2" style:family="table-column">
      <style:table-column-properties fo:break-before="auto" style:column-width="43.99pt"/>
    </style:style>
    <style:style style:name="co3" style:family="table-column">
      <style:table-column-properties fo:break-before="auto" style:column-width="46.4pt"/>
    </style:style>
    <style:style style:name="co4" style:family="table-column">
      <style:table-column-properties fo:break-before="auto" style:column-width="47.14pt"/>
    </style:style>
    <style:style style:name="co5" style:family="table-column">
      <style:table-column-properties fo:break-before="auto" style:column-width="25.2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52.64pt"/>
    </style:style>
    <style:style style:name="co8" style:family="table-column">
      <style:table-column-properties fo:break-before="auto" style:column-width="94.2pt"/>
    </style:style>
    <style:style style:name="co9" style:family="table-column">
      <style:table-column-properties fo:break-before="auto" style:column-width="32.26pt"/>
    </style:style>
    <style:style style:name="co10" style:family="table-column">
      <style:table-column-properties fo:break-before="auto" style:column-width="41.6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</office:automatic-styles>
  <office:body>
    <office:spreadsheet>
      <table:calculation-settings table:automatic-find-labels="false"/>
      <table:table table:name="Note Convers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6" table:default-cell-style-name="Default"/>
        <table:table-row table:style-name="ro1">
          <table:table-cell office:value-type="string" calcext:value-type="string">
            <text:p>note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div value</text:p>
          </table:table-cell>
          <table:table-cell office:value-type="string" calcext:value-type="string">
            <text:p>beat(Hz)</text:p>
          </table:table-cell>
          <table:table-cell office:value-type="string" calcext:value-type="string">
            <text:p>bits</text:p>
          </table:table-cell>
          <table:table-cell table:number-columns-repeated="2"/>
          <table:table-cell office:value-type="string" calcext:value-type="string">
            <text:p>Freq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&lt;---</text:p>
          </table:table-cell>
          <table:table-cell table:number-columns-repeated="5"/>
          <table:table-cell office:value-type="string" calcext:value-type="string">
            <text:p>Freq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Bits</text:p>
          </table:table-cell>
        </table:table-row>
        <table:table-row table:style-name="ro1">
          <table:table-cell office:value-type="string" calcext:value-type="string">
            <text:p>C0</text:p>
          </table:table-cell>
          <table:table-cell office:value-type="float" office:value="16.35" calcext:value-type="float">
            <text:p>16.35</text:p>
          </table:table-cell>
          <table:table-cell table:formula="of:=ROUND([.$H$18]/[.B2])-1" office:value-type="float" office:value="978592" calcext:value-type="float">
            <text:p>978592</text:p>
          </table:table-cell>
          <table:table-cell table:formula="of:=ABS([.$H$18]/([.C2]+1)-[.B2])" office:value-type="float" office:value="0.00000454734501431631" calcext:value-type="float">
            <text:p>0.00000</text:p>
          </table:table-cell>
          <table:table-cell table:formula="of:=CEILING(LOG([.C2]+1;2))" office:value-type="float" office:value="20" calcext:value-type="float">
            <text:p>20</text:p>
          </table:table-cell>
          <table:table-cell/>
          <table:table-cell office:value-type="string" calcext:value-type="string">
            <text:p>8MHz</text:p>
          </table:table-cell>
          <table:table-cell office:value-type="float" office:value="8000000" calcext:value-type="float">
            <text:p>8000000</text:p>
          </table:table-cell>
          <table:table-cell table:formula="of:=[.$K$3]/[.H2]-1" office:value-type="float" office:value="4" calcext:value-type="float">
            <text:p>4</text:p>
          </table:table-cell>
          <table:table-cell table:formula="of:=CEILING(LOG([.I2]+1;2))" office:value-type="float" office:value="3" calcext:value-type="float">
            <text:p>3</text:p>
          </table:table-cell>
          <table:table-cell office:value-type="string" calcext:value-type="string">
            <text:p>Reference Clock</text:p>
          </table:table-cell>
          <table:table-cell table:number-columns-repeated="2"/>
          <table:table-cell office:value-type="string" calcext:value-type="string">
            <text:p>Reference Clock</text:p>
          </table:table-cell>
          <table:table-cell/>
          <table:table-cell office:value-type="string" calcext:value-type="string">
            <text:p>8MHz</text:p>
          </table:table-cell>
          <table:table-cell office:value-type="float" office:value="8000000" calcext:value-type="float">
            <text:p>8000000</text:p>
          </table:table-cell>
          <table:table-cell table:formula="of:=[.$N$3]/[.Q2]-1" office:value-type="float" office:value="4" calcext:value-type="float">
            <text:p>4</text:p>
          </table:table-cell>
          <table:table-cell table:formula="of:=CEILING(LOG([.R2]+1;2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 C#0/Db0 </text:p>
          </table:table-cell>
          <table:table-cell office:value-type="float" office:value="17.32" calcext:value-type="float">
            <text:p>17.32</text:p>
          </table:table-cell>
          <table:table-cell table:formula="of:=ROUND([.$H$18]/[.B3])-1" office:value-type="float" office:value="923787" calcext:value-type="float">
            <text:p>923787</text:p>
          </table:table-cell>
          <table:table-cell table:formula="of:=ABS([.$H$18]/([.C3]+1)-[.B3])" office:value-type="float" office:value="0.00000883319549416228" calcext:value-type="float">
            <text:p>0.00001</text:p>
          </table:table-cell>
          <table:table-cell table:formula="of:=CEILING(LOG([.C3]+1;2))" office:value-type="float" office:value="20" calcext:value-type="float">
            <text:p>20</text:p>
          </table:table-cell>
          <table:table-cell table:number-columns-repeated="2"/>
          <table:table-cell office:value-type="float" office:value="8888888.88888889" calcext:value-type="float">
            <text:p>8888888.88888889</text:p>
          </table:table-cell>
          <table:table-cell table:formula="of:=[.$K$3]/[.H3]-1" office:value-type="float" office:value="3.5" calcext:value-type="float">
            <text:p>3.5</text:p>
          </table:table-cell>
          <table:table-cell table:formula="of:=CEILING(LOG([.I3]+1;2))" office:value-type="float" office:value="3" calcext:value-type="float">
            <text:p>3</text:p>
          </table:table-cell>
          <table:table-cell office:value-type="float" office:value="40000000" calcext:value-type="float">
            <text:p>40000000</text:p>
          </table:table-cell>
          <table:table-cell table:number-columns-repeated="2"/>
          <table:table-cell office:value-type="float" office:value="40000000" calcext:value-type="float">
            <text:p>400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0</text:p>
          </table:table-cell>
          <table:table-cell office:value-type="float" office:value="18.35" calcext:value-type="float">
            <text:p>18.35</text:p>
          </table:table-cell>
          <table:table-cell table:formula="of:=ROUND([.$H$18]/[.B4])-1" office:value-type="float" office:value="871934" calcext:value-type="float">
            <text:p>871934</text:p>
          </table:table-cell>
          <table:table-cell table:formula="of:=ABS([.$H$18]/([.C4]+1)-[.B4])" office:value-type="float" office:value="0.00000831483998453564" calcext:value-type="float">
            <text:p>0.00001</text:p>
          </table:table-cell>
          <table:table-cell table:formula="of:=CEILING(LOG([.C4]+1;2))" office:value-type="float" office:value="20" calcext:value-type="float">
            <text:p>20</text:p>
          </table:table-cell>
          <table:table-cell table:number-columns-repeated="2"/>
          <table:table-cell office:value-type="float" office:value="10000000" calcext:value-type="float">
            <text:p>10000000</text:p>
          </table:table-cell>
          <table:table-cell table:formula="of:=[.$K$3]/[.H4]-1" office:value-type="float" office:value="3" calcext:value-type="float">
            <text:p>3</text:p>
          </table:table-cell>
          <table:table-cell table:formula="of:=CEILING(LOG([.I4]+1;2))" office:value-type="float" office:value="2" calcext:value-type="float">
            <text:p>2</text:p>
          </table:table-cell>
          <table:table-cell table:number-columns-repeated="6"/>
          <table:table-cell office:value-type="float" office:value="10000000" calcext:value-type="float">
            <text:p>10000000</text:p>
          </table:table-cell>
          <table:table-cell table:formula="of:=[.$N$3]/[.Q4]-1" office:value-type="float" office:value="3" calcext:value-type="float">
            <text:p>3</text:p>
          </table:table-cell>
          <table:table-cell table:formula="of:=CEILING(LOG([.R4]+1;2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 D#0/Eb0 </text:p>
          </table:table-cell>
          <table:table-cell office:value-type="float" office:value="19.45" calcext:value-type="float">
            <text:p>19.45</text:p>
          </table:table-cell>
          <table:table-cell table:formula="of:=ROUND([.$H$18]/[.B5])-1" office:value-type="float" office:value="822621" calcext:value-type="float">
            <text:p>822621</text:p>
          </table:table-cell>
          <table:table-cell table:formula="of:=ABS([.$H$18]/([.C5]+1)-[.B5])" office:value-type="float" office:value="0.00000255281283401132" calcext:value-type="float">
            <text:p>0.00000</text:p>
          </table:table-cell>
          <table:table-cell table:formula="of:=CEILING(LOG([.C5]+1;2))" office:value-type="float" office:value="20" calcext:value-type="float">
            <text:p>20</text:p>
          </table:table-cell>
          <table:table-cell table:number-columns-repeated="2"/>
          <table:table-cell office:value-type="float" office:value="11428571.4285714" calcext:value-type="float">
            <text:p>11428571.4285714</text:p>
          </table:table-cell>
          <table:table-cell table:formula="of:=[.$K$3]/[.H5]-1" office:value-type="float" office:value="2.50000000000001" calcext:value-type="float">
            <text:p>2.5</text:p>
          </table:table-cell>
          <table:table-cell table:formula="of:=CEILING(LOG([.I5]+1;2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0</text:p>
          </table:table-cell>
          <table:table-cell office:value-type="float" office:value="20.6" calcext:value-type="float">
            <text:p>20.6</text:p>
          </table:table-cell>
          <table:table-cell table:formula="of:=ROUND([.$H$18]/[.B6])-1" office:value-type="float" office:value="776698" calcext:value-type="float">
            <text:p>776698</text:p>
          </table:table-cell>
          <table:table-cell table:formula="of:=ABS([.$H$18]/([.C6]+1)-[.B6])" office:value-type="float" office:value="0.000000772500026613443" calcext:value-type="float">
            <text:p>0.00000</text:p>
          </table:table-cell>
          <table:table-cell table:formula="of:=CEILING(LOG([.C6]+1;2))" office:value-type="float" office:value="20" calcext:value-type="float">
            <text:p>20</text:p>
          </table:table-cell>
          <table:table-cell table:number-columns-repeated="2"/>
          <table:table-cell office:value-type="float" office:value="13333333.3333333" calcext:value-type="float">
            <text:p>13333333.3333333</text:p>
          </table:table-cell>
          <table:table-cell table:formula="of:=[.$K$3]/[.H6]-1" office:value-type="float" office:value="2.00000000000001" calcext:value-type="float">
            <text:p>2</text:p>
          </table:table-cell>
          <table:table-cell table:formula="of:=CEILING(LOG([.I6]+1;2))" office:value-type="float" office:value="2" calcext:value-type="float">
            <text:p>2</text:p>
          </table:table-cell>
          <table:table-cell table:number-columns-repeated="6"/>
          <table:table-cell office:value-type="float" office:value="13333333.3333333" calcext:value-type="float">
            <text:p>13333333.3333333</text:p>
          </table:table-cell>
          <table:table-cell table:formula="of:=[.$N$3]/[.Q6]-1" office:value-type="float" office:value="2.00000000000001" calcext:value-type="float">
            <text:p>2</text:p>
          </table:table-cell>
          <table:table-cell table:formula="of:=CEILING(LOG([.R6]+1;2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0</text:p>
          </table:table-cell>
          <table:table-cell office:value-type="float" office:value="21.83" calcext:value-type="float">
            <text:p>21.83</text:p>
          </table:table-cell>
          <table:table-cell table:formula="of:=ROUND([.$H$18]/[.B7])-1" office:value-type="float" office:value="732935" calcext:value-type="float">
            <text:p>732935</text:p>
          </table:table-cell>
          <table:table-cell table:formula="of:=ABS([.$H$18]/([.C7]+1)-[.B7])" office:value-type="float" office:value="0.00000971435432362" calcext:value-type="float">
            <text:p>0.00001</text:p>
          </table:table-cell>
          <table:table-cell table:formula="of:=CEILING(LOG([.C7]+1;2))" office:value-type="float" office:value="20" calcext:value-type="float">
            <text:p>20</text:p>
          </table:table-cell>
          <table:table-cell table:number-columns-repeated="2"/>
          <table:table-cell office:value-type="float" office:value="16000000" calcext:value-type="float">
            <text:p>16000000</text:p>
          </table:table-cell>
          <table:table-cell table:formula="of:=[.$K$3]/[.H7]-1" office:value-type="float" office:value="1.5" calcext:value-type="float">
            <text:p>1.5</text:p>
          </table:table-cell>
          <table:table-cell table:formula="of:=CEILING(LOG([.I7]+1;2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 F#0/Gb0 </text:p>
          </table:table-cell>
          <table:table-cell office:value-type="float" office:value="23.12" calcext:value-type="float">
            <text:p>23.12</text:p>
          </table:table-cell>
          <table:table-cell table:formula="of:=ROUND([.$H$18]/[.B8])-1" office:value-type="float" office:value="692041" calcext:value-type="float">
            <text:p>692041</text:p>
          </table:table-cell>
          <table:table-cell table:formula="of:=ABS([.$H$18]/([.C8]+1)-[.B8])" office:value-type="float" office:value="0.0000159527889920241" calcext:value-type="float">
            <text:p>0.00002</text:p>
          </table:table-cell>
          <table:table-cell table:formula="of:=CEILING(LOG([.C8]+1;2))" office:value-type="float" office:value="20" calcext:value-type="float">
            <text:p>20</text:p>
          </table:table-cell>
          <table:table-cell table:number-columns-repeated="2"/>
          <table:table-cell office:value-type="float" office:value="20000000" calcext:value-type="float">
            <text:p>20000000</text:p>
          </table:table-cell>
          <table:table-cell table:formula="of:=[.$K$3]/[.H8]-1" office:value-type="float" office:value="1" calcext:value-type="float">
            <text:p>1</text:p>
          </table:table-cell>
          <table:table-cell table:formula="of:=CEILING(LOG([.I8]+1;2))" office:value-type="float" office:value="1" calcext:value-type="float">
            <text:p>1</text:p>
          </table:table-cell>
          <table:table-cell table:number-columns-repeated="6"/>
          <table:table-cell office:value-type="float" office:value="20000000" calcext:value-type="float">
            <text:p>20000000</text:p>
          </table:table-cell>
          <table:table-cell table:formula="of:=[.$N$3]/[.Q8]-1" office:value-type="float" office:value="1" calcext:value-type="float">
            <text:p>1</text:p>
          </table:table-cell>
          <table:table-cell table:formula="of:=CEILING(LOG([.R8]+1;2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0</text:p>
          </table:table-cell>
          <table:table-cell office:value-type="float" office:value="24.5" calcext:value-type="float">
            <text:p>24.5</text:p>
          </table:table-cell>
          <table:table-cell table:formula="of:=ROUND([.$H$18]/[.B9])-1" office:value-type="float" office:value="653060" calcext:value-type="float">
            <text:p>653060</text:p>
          </table:table-cell>
          <table:table-cell table:formula="of:=ABS([.$H$18]/([.C9]+1)-[.B9])" office:value-type="float" office:value="0.00000842187789373838" calcext:value-type="float">
            <text:p>0.00001</text:p>
          </table:table-cell>
          <table:table-cell table:formula="of:=CEILING(LOG([.C9]+1;2))" office:value-type="float" office:value="20" calcext:value-type="float">
            <text:p>20</text:p>
          </table:table-cell>
          <table:table-cell table:number-columns-repeated="2"/>
          <table:table-cell office:value-type="float" office:value="26666666.6666667" calcext:value-type="float">
            <text:p>26666666.6666667</text:p>
          </table:table-cell>
          <table:table-cell table:formula="of:=[.$K$3]/[.H9]-1" office:value-type="float" office:value="0.499999999999998" calcext:value-type="float">
            <text:p>0.5</text:p>
          </table:table-cell>
          <table:table-cell table:formula="of:=CEILING(LOG([.I9]+1;2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 G#0/Ab0 </text:p>
          </table:table-cell>
          <table:table-cell office:value-type="float" office:value="25.96" calcext:value-type="float">
            <text:p>25.96</text:p>
          </table:table-cell>
          <table:table-cell table:formula="of:=ROUND([.$H$18]/[.B10])-1" office:value-type="float" office:value="616332" calcext:value-type="float">
            <text:p>616332</text:p>
          </table:table-cell>
          <table:table-cell table:formula="of:=ABS([.$H$18]/([.C10]+1)-[.B10])" office:value-type="float" office:value="0.00000759329778077245" calcext:value-type="float">
            <text:p>0.00001</text:p>
          </table:table-cell>
          <table:table-cell table:formula="of:=CEILING(LOG([.C10]+1;2))" office:value-type="float" office:value="20" calcext:value-type="float">
            <text:p>20</text:p>
          </table:table-cell>
          <table:table-cell table:number-columns-repeated="2"/>
          <table:table-cell office:value-type="float" office:value="40000000" calcext:value-type="float">
            <text:p>40000000</text:p>
          </table:table-cell>
          <table:table-cell table:formula="of:=[.$K$3]/[.H10]-1" office:value-type="float" office:value="0" calcext:value-type="float">
            <text:p>0</text:p>
          </table:table-cell>
          <table:table-cell table:formula="of:=CEILING(LOG([.I10]+1;2)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nterrupt generator</text:p>
          </table:table-cell>
          <table:table-cell table:number-columns-repeated="3"/>
          <table:table-cell office:value-type="float" office:value="40000000" calcext:value-type="float">
            <text:p>40000000</text:p>
          </table:table-cell>
          <table:table-cell table:formula="of:=[.$N$3]/[.Q10]-1" office:value-type="float" office:value="0" calcext:value-type="float">
            <text:p>0</text:p>
          </table:table-cell>
          <table:table-cell table:formula="of:=CEILING(LOG([.R10]+1;2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0</text:p>
          </table:table-cell>
          <table:table-cell office:value-type="float" office:value="27.5" calcext:value-type="float">
            <text:p>27.5</text:p>
          </table:table-cell>
          <table:table-cell table:formula="of:=ROUND([.$H$18]/[.B11])-1" office:value-type="float" office:value="581817" calcext:value-type="float">
            <text:p>581817</text:p>
          </table:table-cell>
          <table:table-cell table:formula="of:=ABS([.$H$18]/([.C11]+1)-[.B11])" office:value-type="float" office:value="0.00000859375268547069" calcext:value-type="float">
            <text:p>0.00001</text:p>
          </table:table-cell>
          <table:table-cell table:formula="of:=CEILING(LOG([.C11]+1;2))" office:value-type="float" office:value="20" calcext:value-type="float">
            <text:p>20</text:p>
          </table:table-cell>
          <table:table-cell table:number-columns-repeated="2"/>
          <table:table-cell office:value-type="float" office:value="80000000" calcext:value-type="float">
            <text:p>80000000</text:p>
          </table:table-cell>
          <table:table-cell table:formula="of:=[.$K$3]/[.H11]-1" office:value-type="float" office:value="-0.5" calcext:value-type="float">
            <text:p>-0.5</text:p>
          </table:table-cell>
          <table:table-cell table:formula="of:=CEILING(LOG([.I11]+1;2))"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 A#0/Bb0 </text:p>
          </table:table-cell>
          <table:table-cell office:value-type="float" office:value="29.14" calcext:value-type="float">
            <text:p>29.14</text:p>
          </table:table-cell>
          <table:table-cell table:formula="of:=ROUND([.$H$18]/[.B12])-1" office:value-type="float" office:value="549072" calcext:value-type="float">
            <text:p>549072</text:p>
          </table:table-cell>
          <table:table-cell table:formula="of:=ABS([.$H$18]/([.C12]+1)-[.B12])" office:value-type="float" office:value="0.0000232755935911655" calcext:value-type="float">
            <text:p>0.00002</text:p>
          </table:table-cell>
          <table:table-cell table:formula="of:=CEILING(LOG([.C12]+1;2))" office:value-type="float" office:value="20" calcext:value-type="float">
            <text:p>20</text:p>
          </table:table-cell>
          <table:table-cell table:number-columns-repeated="7"/>
          <table:table-cell office:value-type="string" calcext:value-type="string">
            <text:p>Reference Clock (CPU / 2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0</text:p>
          </table:table-cell>
          <table:table-cell office:value-type="float" office:value="30.87" calcext:value-type="float">
            <text:p>30.87</text:p>
          </table:table-cell>
          <table:table-cell table:formula="of:=ROUND([.$H$18]/[.B13])-1" office:value-type="float" office:value="518302" calcext:value-type="float">
            <text:p>518302</text:p>
          </table:table-cell>
          <table:table-cell table:formula="of:=ABS([.$H$18]/([.C13]+1)-[.B13])" office:value-type="float" office:value="0.0000262587714132678" calcext:value-type="float">
            <text:p>0.00003</text:p>
          </table:table-cell>
          <table:table-cell table:formula="of:=CEILING(LOG([.C13]+1;2))" office:value-type="float" office:value="19" calcext:value-type="float">
            <text:p>19</text:p>
          </table:table-cell>
          <table:table-cell table:number-columns-repeated="7"/>
          <table:table-cell office:value-type="float" office:value="80000000" calcext:value-type="float">
            <text:p>8000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32.7" calcext:value-type="float">
            <text:p>32.7</text:p>
          </table:table-cell>
          <table:table-cell table:formula="of:=ROUND([.$H$18]/[.B14])-1" office:value-type="float" office:value="489296" calcext:value-type="float">
            <text:p>489296</text:p>
          </table:table-cell>
          <table:table-cell table:formula="of:=ABS([.$H$18]/([.C14]+1)-[.B14])" office:value-type="float" office:value="0.0000243206069114876" calcext:value-type="float">
            <text:p>0.00002</text:p>
          </table:table-cell>
          <table:table-cell table:formula="of:=CEILING(LOG([.C14]+1;2))" office:value-type="float" office:value="19" calcext:value-type="float">
            <text:p>19</text:p>
          </table:table-cell>
          <table:table-cell table:number-columns-repeated="7"/>
          <table:table-cell office:value-type="string" calcext:value-type="string">
            <text:p>\/\/\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 C#1/Db1 </text:p>
          </table:table-cell>
          <table:table-cell office:value-type="float" office:value="34.65" calcext:value-type="float">
            <text:p>34.65</text:p>
          </table:table-cell>
          <table:table-cell table:formula="of:=ROUND([.$H$18]/[.B15])-1" office:value-type="float" office:value="461759" calcext:value-type="float">
            <text:p>461759</text:p>
          </table:table-cell>
          <table:table-cell table:formula="of:=ABS([.$H$18]/([.C15]+1)-[.B15])" office:value-type="float" office:value="0.0000346500346495304" calcext:value-type="float">
            <text:p>0.00003</text:p>
          </table:table-cell>
          <table:table-cell table:formula="of:=CEILING(LOG([.C15]+1;2))" office:value-type="float" office:value="19" calcext:value-type="float">
            <text:p>1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36.71" calcext:value-type="float">
            <text:p>36.71</text:p>
          </table:table-cell>
          <table:table-cell table:formula="of:=ROUND([.$H$18]/[.B16])-1" office:value-type="float" office:value="435848" calcext:value-type="float">
            <text:p>435848</text:p>
          </table:table-cell>
          <table:table-cell table:formula="of:=ABS([.$H$18]/([.C16]+1)-[.B16])" office:value-type="float" office:value="0.0000385225158296976" calcext:value-type="float">
            <text:p>0.00004</text:p>
          </table:table-cell>
          <table:table-cell table:formula="of:=CEILING(LOG([.C16]+1;2))" office:value-type="float" office:value="19" calcext:value-type="float">
            <text:p>1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 D#1/Eb1 </text:p>
          </table:table-cell>
          <table:table-cell office:value-type="float" office:value="38.89" calcext:value-type="float">
            <text:p>38.89</text:p>
          </table:table-cell>
          <table:table-cell table:formula="of:=ROUND([.$H$18]/[.B17])-1" office:value-type="float" office:value="411416" calcext:value-type="float">
            <text:p>411416</text:p>
          </table:table-cell>
          <table:table-cell table:formula="of:=ABS([.$H$18]/([.C17]+1)-[.B17])" office:value-type="float" office:value="0.0000173303485269116" calcext:value-type="float">
            <text:p>0.00002</text:p>
          </table:table-cell>
          <table:table-cell table:formula="of:=CEILING(LOG([.C17]+1;2))" office:value-type="float" office:value="19" calcext:value-type="float">
            <text:p>19</text:p>
          </table:table-cell>
          <table:table-cell/>
          <table:table-cell office:value-type="string" calcext:value-type="string">
            <text:p>&lt;---</text:p>
          </table:table-cell>
          <table:table-cell office:value-type="string" calcext:value-type="string">
            <text:p>Reference Clock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table:formula="of:=[.$M$13]/[.M17]-1" office:value-type="float" office:value="79999" calcext:value-type="float">
            <text:p>79999</text:p>
          </table:table-cell>
          <table:table-cell table:formula="of:=CEILING(LOG([.N17]+1;2))"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41.2" calcext:value-type="float">
            <text:p>41.2</text:p>
          </table:table-cell>
          <table:table-cell table:formula="of:=ROUND([.$H$18]/[.B18])-1" office:value-type="float" office:value="388349" calcext:value-type="float">
            <text:p>388349</text:p>
          </table:table-cell>
          <table:table-cell table:formula="of:=ABS([.$H$18]/([.C18]+1)-[.B18])" office:value-type="float" office:value="0.0000514999356298063" calcext:value-type="float">
            <text:p>0.00005</text:p>
          </table:table-cell>
          <table:table-cell table:formula="of:=CEILING(LOG([.C18]+1;2))" office:value-type="float" office:value="19" calcext:value-type="float">
            <text:p>19</text:p>
          </table:table-cell>
          <table:table-cell table:number-columns-repeated="2"/>
          <table:table-cell office:value-type="float" office:value="16000000" calcext:value-type="float">
            <text:p>160000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43.65" calcext:value-type="float">
            <text:p>43.65</text:p>
          </table:table-cell>
          <table:table-cell table:formula="of:=ROUND([.$H$18]/[.B19])-1" office:value-type="float" office:value="366551" calcext:value-type="float">
            <text:p>366551</text:p>
          </table:table-cell>
          <table:table-cell table:formula="of:=ABS([.$H$18]/([.C19]+1)-[.B19])" office:value-type="float" office:value="0.0000141862546101379" calcext:value-type="float">
            <text:p>0.00001</text:p>
          </table:table-cell>
          <table:table-cell table:formula="of:=CEILING(LOG([.C19]+1;2))" office:value-type="float" office:value="19" calcext:value-type="float">
            <text:p>1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 F#1/Gb1 </text:p>
          </table:table-cell>
          <table:table-cell office:value-type="float" office:value="46.25" calcext:value-type="float">
            <text:p>46.25</text:p>
          </table:table-cell>
          <table:table-cell table:formula="of:=ROUND([.$H$18]/[.B20])-1" office:value-type="float" office:value="345945" calcext:value-type="float">
            <text:p>345945</text:p>
          </table:table-cell>
          <table:table-cell table:formula="of:=ABS([.$H$18]/([.C20]+1)-[.B20])" office:value-type="float" office:value="0.00000722656137241984" calcext:value-type="float">
            <text:p>0.00001</text:p>
          </table:table-cell>
          <table:table-cell table:formula="of:=CEILING(LOG([.C20]+1;2))" office:value-type="float" office:value="19" calcext:value-type="float">
            <text:p>1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1</text:p>
          </table:table-cell>
          <table:table-cell office:value-type="float" office:value="49" calcext:value-type="float">
            <text:p>49</text:p>
          </table:table-cell>
          <table:table-cell table:formula="of:=ROUND([.$H$18]/[.B21])-1" office:value-type="float" office:value="326530" calcext:value-type="float">
            <text:p>326530</text:p>
          </table:table-cell>
          <table:table-cell table:formula="of:=ABS([.$H$18]/([.C21]+1)-[.B21])" office:value-type="float" office:value="0.0000581874309020236" calcext:value-type="float">
            <text:p>0.00006</text:p>
          </table:table-cell>
          <table:table-cell table:formula="of:=CEILING(LOG([.C21]+1;2))" office:value-type="float" office:value="19" calcext:value-type="float">
            <text:p>1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 G#1/Ab1 </text:p>
          </table:table-cell>
          <table:table-cell office:value-type="float" office:value="51.91" calcext:value-type="float">
            <text:p>51.91</text:p>
          </table:table-cell>
          <table:table-cell table:formula="of:=ROUND([.$H$18]/[.B22])-1" office:value-type="float" office:value="308225" calcext:value-type="float">
            <text:p>308225</text:p>
          </table:table-cell>
          <table:table-cell table:formula="of:=ABS([.$H$18]/([.C22]+1)-[.B22])" office:value-type="float" office:value="0.0000378293849294664" calcext:value-type="float">
            <text:p>0.00004</text:p>
          </table:table-cell>
          <table:table-cell table:formula="of:=CEILING(LOG([.C22]+1;2))" office:value-type="float" office:value="19" calcext:value-type="float">
            <text:p>1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55" calcext:value-type="float">
            <text:p>55</text:p>
          </table:table-cell>
          <table:table-cell table:formula="of:=ROUND([.$H$18]/[.B23])-1" office:value-type="float" office:value="290908" calcext:value-type="float">
            <text:p>290908</text:p>
          </table:table-cell>
          <table:table-cell table:formula="of:=ABS([.$H$18]/([.C23]+1)-[.B23])" office:value-type="float" office:value="0.0000171875053709414" calcext:value-type="float">
            <text:p>0.00002</text:p>
          </table:table-cell>
          <table:table-cell table:formula="of:=CEILING(LOG([.C23]+1;2))" office:value-type="float" office:value="19" calcext:value-type="float">
            <text:p>1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 A#1/Bb1 </text:p>
          </table:table-cell>
          <table:table-cell office:value-type="float" office:value="58.27" calcext:value-type="float">
            <text:p>58.27</text:p>
          </table:table-cell>
          <table:table-cell table:formula="of:=ROUND([.$H$18]/[.B24])-1" office:value-type="float" office:value="274583" calcext:value-type="float">
            <text:p>274583</text:p>
          </table:table-cell>
          <table:table-cell table:formula="of:=ABS([.$H$18]/([.C24]+1)-[.B24])" office:value-type="float" office:value="0.0000352533286758216" calcext:value-type="float">
            <text:p>0.00004</text:p>
          </table:table-cell>
          <table:table-cell table:formula="of:=CEILING(LOG([.C24]+1;2))" office:value-type="float" office:value="19" calcext:value-type="float">
            <text:p>1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61.74" calcext:value-type="float">
            <text:p>61.74</text:p>
          </table:table-cell>
          <table:table-cell table:formula="of:=ROUND([.$H$18]/[.B25])-1" office:value-type="float" office:value="259150" calcext:value-type="float">
            <text:p>259150</text:p>
          </table:table-cell>
          <table:table-cell table:formula="of:=ABS([.$H$18]/([.C25]+1)-[.B25])" office:value-type="float" office:value="0.0000666020968438374" calcext:value-type="float">
            <text:p>0.00007</text:p>
          </table:table-cell>
          <table:table-cell table:formula="of:=CEILING(LOG([.C25]+1;2))"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65.41" calcext:value-type="float">
            <text:p>65.41</text:p>
          </table:table-cell>
          <table:table-cell table:formula="of:=ROUND([.$H$18]/[.B26])-1" office:value-type="float" office:value="244610" calcext:value-type="float">
            <text:p>244610</text:p>
          </table:table-cell>
          <table:table-cell table:formula="of:=ABS([.$H$18]/([.C26]+1)-[.B26])" office:value-type="float" office:value="0.0000225255609933583" calcext:value-type="float">
            <text:p>0.00002</text:p>
          </table:table-cell>
          <table:table-cell table:formula="of:=CEILING(LOG([.C26]+1;2))"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 C#2/Db2 </text:p>
          </table:table-cell>
          <table:table-cell office:value-type="float" office:value="69.3" calcext:value-type="float">
            <text:p>69.3</text:p>
          </table:table-cell>
          <table:table-cell table:formula="of:=ROUND([.$H$18]/[.B27])-1" office:value-type="float" office:value="230879" calcext:value-type="float">
            <text:p>230879</text:p>
          </table:table-cell>
          <table:table-cell table:formula="of:=ABS([.$H$18]/([.C27]+1)-[.B27])" office:value-type="float" office:value="0.0000693000692990608" calcext:value-type="float">
            <text:p>0.00007</text:p>
          </table:table-cell>
          <table:table-cell table:formula="of:=CEILING(LOG([.C27]+1;2))"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73.42" calcext:value-type="float">
            <text:p>73.42</text:p>
          </table:table-cell>
          <table:table-cell table:formula="of:=ROUND([.$H$18]/[.B28])-1" office:value-type="float" office:value="217923" calcext:value-type="float">
            <text:p>217923</text:p>
          </table:table-cell>
          <table:table-cell table:formula="of:=ABS([.$H$18]/([.C28]+1)-[.B28])" office:value-type="float" office:value="0.0000914080138016971" calcext:value-type="float">
            <text:p>0.00009</text:p>
          </table:table-cell>
          <table:table-cell table:formula="of:=CEILING(LOG([.C28]+1;2))"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 D#2/Eb2 </text:p>
          </table:table-cell>
          <table:table-cell office:value-type="float" office:value="77.78" calcext:value-type="float">
            <text:p>77.78</text:p>
          </table:table-cell>
          <table:table-cell table:formula="of:=ROUND([.$H$18]/[.B29])-1" office:value-type="float" office:value="205707" calcext:value-type="float">
            <text:p>205707</text:p>
          </table:table-cell>
          <table:table-cell table:formula="of:=ABS([.$H$18]/([.C29]+1)-[.B29])" office:value-type="float" office:value="0.000154393606464964" calcext:value-type="float">
            <text:p>0.00015</text:p>
          </table:table-cell>
          <table:table-cell table:formula="of:=CEILING(LOG([.C29]+1;2))"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2</text:p>
          </table:table-cell>
          <table:table-cell office:value-type="float" office:value="82.41" calcext:value-type="float">
            <text:p>82.41</text:p>
          </table:table-cell>
          <table:table-cell table:formula="of:=ROUND([.$H$18]/[.B30])-1" office:value-type="float" office:value="194150" calcext:value-type="float">
            <text:p>194150</text:p>
          </table:table-cell>
          <table:table-cell table:formula="of:=ABS([.$H$18]/([.C30]+1)-[.B30])" office:value-type="float" office:value="0.0000828736395988017" calcext:value-type="float">
            <text:p>0.00008</text:p>
          </table:table-cell>
          <table:table-cell table:formula="of:=CEILING(LOG([.C30]+1;2))"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87.31" calcext:value-type="float">
            <text:p>87.31</text:p>
          </table:table-cell>
          <table:table-cell table:formula="of:=ROUND([.$H$18]/[.B31])-1" office:value-type="float" office:value="183254" calcext:value-type="float">
            <text:p>183254</text:p>
          </table:table-cell>
          <table:table-cell table:formula="of:=ABS([.$H$18]/([.C31]+1)-[.B31])" office:value-type="float" office:value="0.0000324684183254931" calcext:value-type="float">
            <text:p>0.00003</text:p>
          </table:table-cell>
          <table:table-cell table:formula="of:=CEILING(LOG([.C31]+1;2))"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 F#2/Gb2 </text:p>
          </table:table-cell>
          <table:table-cell office:value-type="float" office:value="92.5" calcext:value-type="float">
            <text:p>92.5</text:p>
          </table:table-cell>
          <table:table-cell table:formula="of:=ROUND([.$H$18]/[.B32])-1" office:value-type="float" office:value="172972" calcext:value-type="float">
            <text:p>172972</text:p>
          </table:table-cell>
          <table:table-cell table:formula="of:=ABS([.$H$18]/([.C32]+1)-[.B32])" office:value-type="float" office:value="0.0000144531227448397" calcext:value-type="float">
            <text:p>0.00001</text:p>
          </table:table-cell>
          <table:table-cell table:formula="of:=CEILING(LOG([.C32]+1;2))"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2</text:p>
          </table:table-cell>
          <table:table-cell office:value-type="float" office:value="98" calcext:value-type="float">
            <text:p>98</text:p>
          </table:table-cell>
          <table:table-cell table:formula="of:=ROUND([.$H$18]/[.B33])-1" office:value-type="float" office:value="163264" calcext:value-type="float">
            <text:p>163264</text:p>
          </table:table-cell>
          <table:table-cell table:formula="of:=ABS([.$H$18]/([.C33]+1)-[.B33])" office:value-type="float" office:value="0.000183750344532996" calcext:value-type="float">
            <text:p>0.00018</text:p>
          </table:table-cell>
          <table:table-cell table:formula="of:=CEILING(LOG([.C33]+1;2))"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 G#2/Ab2 </text:p>
          </table:table-cell>
          <table:table-cell office:value-type="float" office:value="103.83" calcext:value-type="float">
            <text:p>103.83</text:p>
          </table:table-cell>
          <table:table-cell table:formula="of:=ROUND([.$H$18]/[.B34])-1" office:value-type="float" office:value="154097" calcext:value-type="float">
            <text:p>154097</text:p>
          </table:table-cell>
          <table:table-cell table:formula="of:=ABS([.$H$18]/([.C34]+1)-[.B34])" office:value-type="float" office:value="0.0000302404963150593" calcext:value-type="float">
            <text:p>0.00003</text:p>
          </table:table-cell>
          <table:table-cell table:formula="of:=CEILING(LOG([.C34]+1;2))"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2</text:p>
          </table:table-cell>
          <table:table-cell office:value-type="float" office:value="110" calcext:value-type="float">
            <text:p>110</text:p>
          </table:table-cell>
          <table:table-cell table:formula="of:=ROUND([.$H$18]/[.B35])-1" office:value-type="float" office:value="145454" calcext:value-type="float">
            <text:p>145454</text:p>
          </table:table-cell>
          <table:table-cell table:formula="of:=ABS([.$H$18]/([.C35]+1)-[.B35])" office:value-type="float" office:value="0.000343748925786258" calcext:value-type="float">
            <text:p>0.00034</text:p>
          </table:table-cell>
          <table:table-cell table:formula="of:=CEILING(LOG([.C35]+1;2))"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 A#2/Bb2 </text:p>
          </table:table-cell>
          <table:table-cell office:value-type="float" office:value="116.54" calcext:value-type="float">
            <text:p>116.54</text:p>
          </table:table-cell>
          <table:table-cell table:formula="of:=ROUND([.$H$18]/[.B36])-1" office:value-type="float" office:value="137291" calcext:value-type="float">
            <text:p>137291</text:p>
          </table:table-cell>
          <table:table-cell table:formula="of:=ABS([.$H$18]/([.C36]+1)-[.B36])" office:value-type="float" office:value="0.0000705066573516433" calcext:value-type="float">
            <text:p>0.00007</text:p>
          </table:table-cell>
          <table:table-cell table:formula="of:=CEILING(LOG([.C36]+1;2))"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123.47" calcext:value-type="float">
            <text:p>123.47</text:p>
          </table:table-cell>
          <table:table-cell table:formula="of:=ROUND([.$H$18]/[.B37])-1" office:value-type="float" office:value="129585" calcext:value-type="float">
            <text:p>129585</text:p>
          </table:table-cell>
          <table:table-cell table:formula="of:=ABS([.$H$18]/([.C37]+1)-[.B37])" office:value-type="float" office:value="0.000127945920084471" calcext:value-type="float">
            <text:p>0.00013</text:p>
          </table:table-cell>
          <table:table-cell table:formula="of:=CEILING(LOG([.C37]+1;2))"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130.81" calcext:value-type="float">
            <text:p>130.81</text:p>
          </table:table-cell>
          <table:table-cell table:formula="of:=ROUND([.$H$18]/[.B38])-1" office:value-type="float" office:value="122314" calcext:value-type="float">
            <text:p>122314</text:p>
          </table:table-cell>
          <table:table-cell table:formula="of:=ABS([.$H$18]/([.C38]+1)-[.B38])" office:value-type="float" office:value="0.000205616645558848" calcext:value-type="float">
            <text:p>0.00021</text:p>
          </table:table-cell>
          <table:table-cell table:formula="of:=CEILING(LOG([.C38]+1;2))"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 C#3/Db3 </text:p>
          </table:table-cell>
          <table:table-cell office:value-type="float" office:value="138.59" calcext:value-type="float">
            <text:p>138.59</text:p>
          </table:table-cell>
          <table:table-cell table:formula="of:=ROUND([.$H$18]/[.B39])-1" office:value-type="float" office:value="115447" calcext:value-type="float">
            <text:p>115447</text:p>
          </table:table-cell>
          <table:table-cell table:formula="of:=ABS([.$H$18]/([.C39]+1)-[.B39])" office:value-type="float" office:value="0.000534266509589543" calcext:value-type="float">
            <text:p>0.00053</text:p>
          </table:table-cell>
          <table:table-cell table:formula="of:=CEILING(LOG([.C39]+1;2))"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3</text:p>
          </table:table-cell>
          <table:table-cell office:value-type="float" office:value="146.83" calcext:value-type="float">
            <text:p>146.83</text:p>
          </table:table-cell>
          <table:table-cell table:formula="of:=ROUND([.$H$18]/[.B40])-1" office:value-type="float" office:value="108969" calcext:value-type="float">
            <text:p>108969</text:p>
          </table:table-cell>
          <table:table-cell table:formula="of:=ABS([.$H$18]/([.C40]+1)-[.B40])" office:value-type="float" office:value="0.000597412131781994" calcext:value-type="float">
            <text:p>0.00060</text:p>
          </table:table-cell>
          <table:table-cell table:formula="of:=CEILING(LOG([.C40]+1;2))"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 D#3/Eb3 </text:p>
          </table:table-cell>
          <table:table-cell office:value-type="float" office:value="155.56" calcext:value-type="float">
            <text:p>155.56</text:p>
          </table:table-cell>
          <table:table-cell table:formula="of:=ROUND([.$H$18]/[.B41])-1" office:value-type="float" office:value="102853" calcext:value-type="float">
            <text:p>102853</text:p>
          </table:table-cell>
          <table:table-cell table:formula="of:=ABS([.$H$18]/([.C41]+1)-[.B41])" office:value-type="float" office:value="0.000308787212929928" calcext:value-type="float">
            <text:p>0.00031</text:p>
          </table:table-cell>
          <table:table-cell table:formula="of:=CEILING(LOG([.C41]+1;2))"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3</text:p>
          </table:table-cell>
          <table:table-cell office:value-type="float" office:value="164.81" calcext:value-type="float">
            <text:p>164.81</text:p>
          </table:table-cell>
          <table:table-cell table:formula="of:=ROUND([.$H$18]/[.B42])-1" office:value-type="float" office:value="97080" calcext:value-type="float">
            <text:p>97080</text:p>
          </table:table-cell>
          <table:table-cell table:formula="of:=ABS([.$H$18]/([.C42]+1)-[.B42])" office:value-type="float" office:value="0.000828071404299635" calcext:value-type="float">
            <text:p>0.00083</text:p>
          </table:table-cell>
          <table:table-cell table:formula="of:=CEILING(LOG([.C42]+1;2))"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3</text:p>
          </table:table-cell>
          <table:table-cell office:value-type="float" office:value="174.61" calcext:value-type="float">
            <text:p>174.61</text:p>
          </table:table-cell>
          <table:table-cell table:formula="of:=ROUND([.$H$18]/[.B43])-1" office:value-type="float" office:value="91632" calcext:value-type="float">
            <text:p>91632</text:p>
          </table:table-cell>
          <table:table-cell table:formula="of:=ABS([.$H$18]/([.C43]+1)-[.B43])" office:value-type="float" office:value="0.000416116464606375" calcext:value-type="float">
            <text:p>0.00042</text:p>
          </table:table-cell>
          <table:table-cell table:formula="of:=CEILING(LOG([.C43]+1;2))"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 F#3/Gb3 </text:p>
          </table:table-cell>
          <table:table-cell office:value-type="float" office:value="185" calcext:value-type="float">
            <text:p>185</text:p>
          </table:table-cell>
          <table:table-cell table:formula="of:=ROUND([.$H$18]/[.B44])-1" office:value-type="float" office:value="86485" calcext:value-type="float">
            <text:p>86485</text:p>
          </table:table-cell>
          <table:table-cell table:formula="of:=ABS([.$H$18]/([.C44]+1)-[.B44])" office:value-type="float" office:value="0.001040630853538" calcext:value-type="float">
            <text:p>0.00104</text:p>
          </table:table-cell>
          <table:table-cell table:formula="of:=CEILING(LOG([.C44]+1;2))"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3</text:p>
          </table:table-cell>
          <table:table-cell office:value-type="float" office:value="196" calcext:value-type="float">
            <text:p>196</text:p>
          </table:table-cell>
          <table:table-cell table:formula="of:=ROUND([.$H$18]/[.B45])-1" office:value-type="float" office:value="81632" calcext:value-type="float">
            <text:p>81632</text:p>
          </table:table-cell>
          <table:table-cell table:formula="of:=ABS([.$H$18]/([.C45]+1)-[.B45])" office:value-type="float" office:value="0.000832996459763535" calcext:value-type="float">
            <text:p>0.00083</text:p>
          </table:table-cell>
          <table:table-cell table:formula="of:=CEILING(LOG([.C45]+1;2))"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 G#3/Ab3 </text:p>
          </table:table-cell>
          <table:table-cell office:value-type="float" office:value="207.65" calcext:value-type="float">
            <text:p>207.65</text:p>
          </table:table-cell>
          <table:table-cell table:formula="of:=ROUND([.$H$18]/[.B46])-1" office:value-type="float" office:value="77052" calcext:value-type="float">
            <text:p>77052</text:p>
          </table:table-cell>
          <table:table-cell table:formula="of:=ABS([.$H$18]/([.C46]+1)-[.B46])" office:value-type="float" office:value="0.000719634537261982" calcext:value-type="float">
            <text:p>0.00072</text:p>
          </table:table-cell>
          <table:table-cell table:formula="of:=CEILING(LOG([.C46]+1;2))"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3</text:p>
          </table:table-cell>
          <table:table-cell office:value-type="float" office:value="220" calcext:value-type="float">
            <text:p>220</text:p>
          </table:table-cell>
          <table:table-cell table:formula="of:=ROUND([.$H$18]/[.B47])-1" office:value-type="float" office:value="72726" calcext:value-type="float">
            <text:p>72726</text:p>
          </table:table-cell>
          <table:table-cell table:formula="of:=ABS([.$H$18]/([.C47]+1)-[.B47])" office:value-type="float" office:value="0.000825003093751775" calcext:value-type="float">
            <text:p>0.00083</text:p>
          </table:table-cell>
          <table:table-cell table:formula="of:=CEILING(LOG([.C47]+1;2))"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 A#3/Bb3 </text:p>
          </table:table-cell>
          <table:table-cell office:value-type="float" office:value="233.08" calcext:value-type="float">
            <text:p>233.08</text:p>
          </table:table-cell>
          <table:table-cell table:formula="of:=ROUND([.$H$18]/[.B48])-1" office:value-type="float" office:value="68645" calcext:value-type="float">
            <text:p>68645</text:p>
          </table:table-cell>
          <table:table-cell table:formula="of:=ABS([.$H$18]/([.C48]+1)-[.B48])" office:value-type="float" office:value="0.000141013314703287" calcext:value-type="float">
            <text:p>0.00014</text:p>
          </table:table-cell>
          <table:table-cell table:formula="of:=CEILING(LOG([.C48]+1;2))"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3</text:p>
          </table:table-cell>
          <table:table-cell office:value-type="float" office:value="246.94" calcext:value-type="float">
            <text:p>246.94</text:p>
          </table:table-cell>
          <table:table-cell table:formula="of:=ROUND([.$H$18]/[.B49])-1" office:value-type="float" office:value="64792" calcext:value-type="float">
            <text:p>64792</text:p>
          </table:table-cell>
          <table:table-cell table:formula="of:=ABS([.$H$18]/([.C49]+1)-[.B49])" office:value-type="float" office:value="0.000255891840168942" calcext:value-type="float">
            <text:p>0.00026</text:p>
          </table:table-cell>
          <table:table-cell table:formula="of:=CEILING(LOG([.C49]+1;2))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261.63" calcext:value-type="float">
            <text:p>261.63</text:p>
          </table:table-cell>
          <table:table-cell table:formula="of:=ROUND([.$H$18]/[.B50])-1" office:value-type="float" office:value="61154" calcext:value-type="float">
            <text:p>61154</text:p>
          </table:table-cell>
          <table:table-cell table:formula="of:=ABS([.$H$18]/([.C50]+1)-[.B50])" office:value-type="float" office:value="0.000283705338915752" calcext:value-type="float">
            <text:p>0.00028</text:p>
          </table:table-cell>
          <table:table-cell table:formula="of:=CEILING(LOG([.C50]+1;2))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 C#4/Db4 </text:p>
          </table:table-cell>
          <table:table-cell office:value-type="float" office:value="277.18" calcext:value-type="float">
            <text:p>277.18</text:p>
          </table:table-cell>
          <table:table-cell table:formula="of:=ROUND([.$H$18]/[.B51])-1" office:value-type="float" office:value="57723" calcext:value-type="float">
            <text:p>57723</text:p>
          </table:table-cell>
          <table:table-cell table:formula="of:=ABS([.$H$18]/([.C51]+1)-[.B51])" office:value-type="float" office:value="0.00106853301917909" calcext:value-type="float">
            <text:p>0.00107</text:p>
          </table:table-cell>
          <table:table-cell table:formula="of:=CEILING(LOG([.C51]+1;2))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4</text:p>
          </table:table-cell>
          <table:table-cell office:value-type="float" office:value="293.66" calcext:value-type="float">
            <text:p>293.66</text:p>
          </table:table-cell>
          <table:table-cell table:formula="of:=ROUND([.$H$18]/[.B52])-1" office:value-type="float" office:value="54484" calcext:value-type="float">
            <text:p>54484</text:p>
          </table:table-cell>
          <table:table-cell table:formula="of:=ABS([.$H$18]/([.C52]+1)-[.B52])" office:value-type="float" office:value="0.00119482426356399" calcext:value-type="float">
            <text:p>0.00119</text:p>
          </table:table-cell>
          <table:table-cell table:formula="of:=CEILING(LOG([.C52]+1;2))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 D#4/Eb4 </text:p>
          </table:table-cell>
          <table:table-cell office:value-type="float" office:value="311.13" calcext:value-type="float">
            <text:p>311.13</text:p>
          </table:table-cell>
          <table:table-cell table:formula="of:=ROUND([.$H$18]/[.B53])-1" office:value-type="float" office:value="51424" calcext:value-type="float">
            <text:p>51424</text:p>
          </table:table-cell>
          <table:table-cell table:formula="of:=ABS([.$H$18]/([.C53]+1)-[.B53])" office:value-type="float" office:value="0.00271754982986749" calcext:value-type="float">
            <text:p>0.00272</text:p>
          </table:table-cell>
          <table:table-cell table:formula="of:=CEILING(LOG([.C53]+1;2))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4</text:p>
          </table:table-cell>
          <table:table-cell office:value-type="float" office:value="329.63" calcext:value-type="float">
            <text:p>329.63</text:p>
          </table:table-cell>
          <table:table-cell table:formula="of:=ROUND([.$H$18]/[.B54])-1" office:value-type="float" office:value="48538" calcext:value-type="float">
            <text:p>48538</text:p>
          </table:table-cell>
          <table:table-cell table:formula="of:=ABS([.$H$18]/([.C54]+1)-[.B54])" office:value-type="float" office:value="0.001842435979313" calcext:value-type="float">
            <text:p>0.00184</text:p>
          </table:table-cell>
          <table:table-cell table:formula="of:=CEILING(LOG([.C54]+1;2))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4</text:p>
          </table:table-cell>
          <table:table-cell office:value-type="float" office:value="349.23" calcext:value-type="float">
            <text:p>349.23</text:p>
          </table:table-cell>
          <table:table-cell table:formula="of:=ROUND([.$H$18]/[.B55])-1" office:value-type="float" office:value="45814" calcext:value-type="float">
            <text:p>45814</text:p>
          </table:table-cell>
          <table:table-cell table:formula="of:=ABS([.$H$18]/([.C55]+1)-[.B55])" office:value-type="float" office:value="0.000601331441657749" calcext:value-type="float">
            <text:p>0.00060</text:p>
          </table:table-cell>
          <table:table-cell table:formula="of:=CEILING(LOG([.C55]+1;2))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 F#4/Gb4 </text:p>
          </table:table-cell>
          <table:table-cell office:value-type="float" office:value="369.99" calcext:value-type="float">
            <text:p>369.99</text:p>
          </table:table-cell>
          <table:table-cell table:formula="of:=ROUND([.$H$18]/[.B56])-1" office:value-type="float" office:value="43243" calcext:value-type="float">
            <text:p>43243</text:p>
          </table:table-cell>
          <table:table-cell table:formula="of:=ABS([.$H$18]/([.C56]+1)-[.B56])" office:value-type="float" office:value="0.00352511331050209" calcext:value-type="float">
            <text:p>0.00353</text:p>
          </table:table-cell>
          <table:table-cell table:formula="of:=CEILING(LOG([.C56]+1;2))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4</text:p>
          </table:table-cell>
          <table:table-cell office:value-type="float" office:value="392" calcext:value-type="float">
            <text:p>392</text:p>
          </table:table-cell>
          <table:table-cell table:formula="of:=ROUND([.$H$18]/[.B57])-1" office:value-type="float" office:value="40815" calcext:value-type="float">
            <text:p>40815</text:p>
          </table:table-cell>
          <table:table-cell table:formula="of:=ABS([.$H$18]/([.C57]+1)-[.B57])" office:value-type="float" office:value="0.00313602508822441" calcext:value-type="float">
            <text:p>0.00314</text:p>
          </table:table-cell>
          <table:table-cell table:formula="of:=CEILING(LOG([.C57]+1;2))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 G#4/Ab4 </text:p>
          </table:table-cell>
          <table:table-cell office:value-type="float" office:value="415.3" calcext:value-type="float">
            <text:p>415.3</text:p>
          </table:table-cell>
          <table:table-cell table:formula="of:=ROUND([.$H$18]/[.B58])-1" office:value-type="float" office:value="38525" calcext:value-type="float">
            <text:p>38525</text:p>
          </table:table-cell>
          <table:table-cell table:formula="of:=ABS([.$H$18]/([.C58]+1)-[.B58])" office:value-type="float" office:value="0.00395057882985839" calcext:value-type="float">
            <text:p>0.00395</text:p>
          </table:table-cell>
          <table:table-cell table:formula="of:=CEILING(LOG([.C58]+1;2))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4</text:p>
          </table:table-cell>
          <table:table-cell office:value-type="float" office:value="440" calcext:value-type="float">
            <text:p>440</text:p>
          </table:table-cell>
          <table:table-cell table:formula="of:=ROUND([.$H$18]/[.B59])-1" office:value-type="float" office:value="36363" calcext:value-type="float">
            <text:p>36363</text:p>
          </table:table-cell>
          <table:table-cell table:formula="of:=ABS([.$H$18]/([.C59]+1)-[.B59])" office:value-type="float" office:value="0.00439995600044085" calcext:value-type="float">
            <text:p>0.00440</text:p>
          </table:table-cell>
          <table:table-cell table:formula="of:=CEILING(LOG([.C59]+1;2))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 A#4/Bb4 </text:p>
          </table:table-cell>
          <table:table-cell office:value-type="float" office:value="466.16" calcext:value-type="float">
            <text:p>466.16</text:p>
          </table:table-cell>
          <table:table-cell table:formula="of:=ROUND([.$H$18]/[.B60])-1" office:value-type="float" office:value="34322" calcext:value-type="float">
            <text:p>34322</text:p>
          </table:table-cell>
          <table:table-cell table:formula="of:=ABS([.$H$18]/([.C60]+1)-[.B60])" office:value-type="float" office:value="0.000282026629406573" calcext:value-type="float">
            <text:p>0.00028</text:p>
          </table:table-cell>
          <table:table-cell table:formula="of:=CEILING(LOG([.C60]+1;2))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4</text:p>
          </table:table-cell>
          <table:table-cell office:value-type="float" office:value="493.88" calcext:value-type="float">
            <text:p>493.88</text:p>
          </table:table-cell>
          <table:table-cell table:formula="of:=ROUND([.$H$18]/[.B61])-1" office:value-type="float" office:value="32396" calcext:value-type="float">
            <text:p>32396</text:p>
          </table:table-cell>
          <table:table-cell table:formula="of:=ABS([.$H$18]/([.C61]+1)-[.B61])" office:value-type="float" office:value="0.00711053492608471" calcext:value-type="float">
            <text:p>0.00711</text:p>
          </table:table-cell>
          <table:table-cell table:formula="of:=CEILING(LOG([.C61]+1;2))"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5</text:p>
          </table:table-cell>
          <table:table-cell office:value-type="float" office:value="523.25" calcext:value-type="float">
            <text:p>523.25</text:p>
          </table:table-cell>
          <table:table-cell table:formula="of:=ROUND([.$H$18]/[.B62])-1" office:value-type="float" office:value="30577" calcext:value-type="float">
            <text:p>30577</text:p>
          </table:table-cell>
          <table:table-cell table:formula="of:=ABS([.$H$18]/([.C62]+1)-[.B62])" office:value-type="float" office:value="0.00201124991826873" calcext:value-type="float">
            <text:p>0.00201</text:p>
          </table:table-cell>
          <table:table-cell table:formula="of:=CEILING(LOG([.C62]+1;2))"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 C#5/Db5 </text:p>
          </table:table-cell>
          <table:table-cell office:value-type="float" office:value="554.37" calcext:value-type="float">
            <text:p>554.37</text:p>
          </table:table-cell>
          <table:table-cell table:formula="of:=ROUND([.$H$18]/[.B63])-1" office:value-type="float" office:value="28861" calcext:value-type="float">
            <text:p>28861</text:p>
          </table:table-cell>
          <table:table-cell table:formula="of:=ABS([.$H$18]/([.C63]+1)-[.B63])" office:value-type="float" office:value="0.00786293396163273" calcext:value-type="float">
            <text:p>0.00786</text:p>
          </table:table-cell>
          <table:table-cell table:formula="of:=CEILING(LOG([.C63]+1;2))"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5</text:p>
          </table:table-cell>
          <table:table-cell office:value-type="float" office:value="587.33" calcext:value-type="float">
            <text:p>587.33</text:p>
          </table:table-cell>
          <table:table-cell table:formula="of:=ROUND([.$H$18]/[.B64])-1" office:value-type="float" office:value="27241" calcext:value-type="float">
            <text:p>27241</text:p>
          </table:table-cell>
          <table:table-cell table:formula="of:=ABS([.$H$18]/([.C64]+1)-[.B64])" office:value-type="float" office:value="0.00161001394906179" calcext:value-type="float">
            <text:p>0.00161</text:p>
          </table:table-cell>
          <table:table-cell table:formula="of:=CEILING(LOG([.C64]+1;2))"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 D#5/Eb5 </text:p>
          </table:table-cell>
          <table:table-cell office:value-type="float" office:value="622.25" calcext:value-type="float">
            <text:p>622.25</text:p>
          </table:table-cell>
          <table:table-cell table:formula="of:=ROUND([.$H$18]/[.B65])-1" office:value-type="float" office:value="25712" calcext:value-type="float">
            <text:p>25712</text:p>
          </table:table-cell>
          <table:table-cell table:formula="of:=ABS([.$H$18]/([.C65]+1)-[.B65])" office:value-type="float" office:value="0.00333488896671952" calcext:value-type="float">
            <text:p>0.00333</text:p>
          </table:table-cell>
          <table:table-cell table:formula="of:=CEILING(LOG([.C65]+1;2))"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5</text:p>
          </table:table-cell>
          <table:table-cell office:value-type="float" office:value="659.25" calcext:value-type="float">
            <text:p>659.25</text:p>
          </table:table-cell>
          <table:table-cell table:formula="of:=ROUND([.$H$18]/[.B66])-1" office:value-type="float" office:value="24269" calcext:value-type="float">
            <text:p>24269</text:p>
          </table:table-cell>
          <table:table-cell table:formula="of:=ABS([.$H$18]/([.C66]+1)-[.B66])" office:value-type="float" office:value="0.000103007828556656" calcext:value-type="float">
            <text:p>0.00010</text:p>
          </table:table-cell>
          <table:table-cell table:formula="of:=CEILING(LOG([.C66]+1;2))"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5</text:p>
          </table:table-cell>
          <table:table-cell office:value-type="float" office:value="698.46" calcext:value-type="float">
            <text:p>698.46</text:p>
          </table:table-cell>
          <table:table-cell table:formula="of:=ROUND([.$H$18]/[.B67])-1" office:value-type="float" office:value="22907" calcext:value-type="float">
            <text:p>22907</text:p>
          </table:table-cell>
          <table:table-cell table:formula="of:=ABS([.$H$18]/([.C67]+1)-[.B67])" office:value-type="float" office:value="0.0140422559804847" calcext:value-type="float">
            <text:p>0.01404</text:p>
          </table:table-cell>
          <table:table-cell table:formula="of:=CEILING(LOG([.C67]+1;2))"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 F#5/Gb5 </text:p>
          </table:table-cell>
          <table:table-cell office:value-type="float" office:value="739.99" calcext:value-type="float">
            <text:p>739.99</text:p>
          </table:table-cell>
          <table:table-cell table:formula="of:=ROUND([.$H$18]/[.B68])-1" office:value-type="float" office:value="21621" calcext:value-type="float">
            <text:p>21621</text:p>
          </table:table-cell>
          <table:table-cell table:formula="of:=ABS([.$H$18]/([.C68]+1)-[.B68])" office:value-type="float" office:value="0.00294977337898672" calcext:value-type="float">
            <text:p>0.00295</text:p>
          </table:table-cell>
          <table:table-cell table:formula="of:=CEILING(LOG([.C68]+1;2))"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5</text:p>
          </table:table-cell>
          <table:table-cell office:value-type="float" office:value="783.99" calcext:value-type="float">
            <text:p>783.99</text:p>
          </table:table-cell>
          <table:table-cell table:formula="of:=ROUND([.$H$18]/[.B69])-1" office:value-type="float" office:value="20407" calcext:value-type="float">
            <text:p>20407</text:p>
          </table:table-cell>
          <table:table-cell table:formula="of:=ABS([.$H$18]/([.C69]+1)-[.B69])" office:value-type="float" office:value="0.0162720501764397" calcext:value-type="float">
            <text:p>0.01627</text:p>
          </table:table-cell>
          <table:table-cell table:formula="of:=CEILING(LOG([.C69]+1;2))"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 G#5/Ab5 </text:p>
          </table:table-cell>
          <table:table-cell office:value-type="float" office:value="830.61" calcext:value-type="float">
            <text:p>830.61</text:p>
          </table:table-cell>
          <table:table-cell table:formula="of:=ROUND([.$H$18]/[.B70])-1" office:value-type="float" office:value="19262" calcext:value-type="float">
            <text:p>19262</text:p>
          </table:table-cell>
          <table:table-cell table:formula="of:=ABS([.$H$18]/([.C70]+1)-[.B70])" office:value-type="float" office:value="0.00209884234027413" calcext:value-type="float">
            <text:p>0.00210</text:p>
          </table:table-cell>
          <table:table-cell table:formula="of:=CEILING(LOG([.C70]+1;2))"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5</text:p>
          </table:table-cell>
          <table:table-cell office:value-type="float" office:value="880" calcext:value-type="float">
            <text:p>880</text:p>
          </table:table-cell>
          <table:table-cell table:formula="of:=ROUND([.$H$18]/[.B71])-1" office:value-type="float" office:value="18181" calcext:value-type="float">
            <text:p>18181</text:p>
          </table:table-cell>
          <table:table-cell table:formula="of:=ABS([.$H$18]/([.C71]+1)-[.B71])" office:value-type="float" office:value="0.0087999120008817" calcext:value-type="float">
            <text:p>0.00880</text:p>
          </table:table-cell>
          <table:table-cell table:formula="of:=CEILING(LOG([.C71]+1;2))"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 A#5/Bb5 </text:p>
          </table:table-cell>
          <table:table-cell office:value-type="float" office:value="932.33" calcext:value-type="float">
            <text:p>932.33</text:p>
          </table:table-cell>
          <table:table-cell table:formula="of:=ROUND([.$H$18]/[.B72])-1" office:value-type="float" office:value="17160" calcext:value-type="float">
            <text:p>17160</text:p>
          </table:table-cell>
          <table:table-cell table:formula="of:=ABS([.$H$18]/([.C72]+1)-[.B72])" office:value-type="float" office:value="0.0165998484936836" calcext:value-type="float">
            <text:p>0.01660</text:p>
          </table:table-cell>
          <table:table-cell table:formula="of:=CEILING(LOG([.C72]+1;2))"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5</text:p>
          </table:table-cell>
          <table:table-cell office:value-type="float" office:value="987.77" calcext:value-type="float">
            <text:p>987.77</text:p>
          </table:table-cell>
          <table:table-cell table:formula="of:=ROUND([.$H$18]/[.B73])-1" office:value-type="float" office:value="16197" calcext:value-type="float">
            <text:p>16197</text:p>
          </table:table-cell>
          <table:table-cell table:formula="of:=ABS([.$H$18]/([.C73]+1)-[.B73])" office:value-type="float" office:value="0.00626867514506557" calcext:value-type="float">
            <text:p>0.00627</text:p>
          </table:table-cell>
          <table:table-cell table:formula="of:=CEILING(LOG([.C73]+1;2))"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6</text:p>
          </table:table-cell>
          <table:table-cell office:value-type="float" office:value="1046.5" calcext:value-type="float">
            <text:p>1046.5</text:p>
          </table:table-cell>
          <table:table-cell table:formula="of:=ROUND([.$H$18]/[.B74])-1" office:value-type="float" office:value="15288" calcext:value-type="float">
            <text:p>15288</text:p>
          </table:table-cell>
          <table:table-cell table:formula="of:=ABS([.$H$18]/([.C74]+1)-[.B74])" office:value-type="float" office:value="0.00402249983653746" calcext:value-type="float">
            <text:p>0.00402</text:p>
          </table:table-cell>
          <table:table-cell table:formula="of:=CEILING(LOG([.C74]+1;2))"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 C#6/Db6 </text:p>
          </table:table-cell>
          <table:table-cell office:value-type="float" office:value="1108.73" calcext:value-type="float">
            <text:p>1108.73</text:p>
          </table:table-cell>
          <table:table-cell table:formula="of:=ROUND([.$H$18]/[.B75])-1" office:value-type="float" office:value="14430" calcext:value-type="float">
            <text:p>14430</text:p>
          </table:table-cell>
          <table:table-cell table:formula="of:=ABS([.$H$18]/([.C75]+1)-[.B75])" office:value-type="float" office:value="0.00572586792327456" calcext:value-type="float">
            <text:p>0.00573</text:p>
          </table:table-cell>
          <table:table-cell table:formula="of:=CEILING(LOG([.C75]+1;2))"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6</text:p>
          </table:table-cell>
          <table:table-cell office:value-type="float" office:value="1174.66" calcext:value-type="float">
            <text:p>1174.66</text:p>
          </table:table-cell>
          <table:table-cell table:formula="of:=ROUND([.$H$18]/[.B76])-1" office:value-type="float" office:value="13620" calcext:value-type="float">
            <text:p>13620</text:p>
          </table:table-cell>
          <table:table-cell table:formula="of:=ABS([.$H$18]/([.C76]+1)-[.B76])" office:value-type="float" office:value="0.00322002789812359" calcext:value-type="float">
            <text:p>0.00322</text:p>
          </table:table-cell>
          <table:table-cell table:formula="of:=CEILING(LOG([.C76]+1;2))"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 D#6/Eb6 </text:p>
          </table:table-cell>
          <table:table-cell office:value-type="float" office:value="1244.51" calcext:value-type="float">
            <text:p>1244.51</text:p>
          </table:table-cell>
          <table:table-cell table:formula="of:=ROUND([.$H$18]/[.B77])-1" office:value-type="float" office:value="12855" calcext:value-type="float">
            <text:p>12855</text:p>
          </table:table-cell>
          <table:table-cell table:formula="of:=ABS([.$H$18]/([.C77]+1)-[.B77])" office:value-type="float" office:value="0.0450715619165294" calcext:value-type="float">
            <text:p>0.04507</text:p>
          </table:table-cell>
          <table:table-cell table:formula="of:=CEILING(LOG([.C77]+1;2))"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6</text:p>
          </table:table-cell>
          <table:table-cell office:value-type="float" office:value="1318.51" calcext:value-type="float">
            <text:p>1318.51</text:p>
          </table:table-cell>
          <table:table-cell table:formula="of:=ROUND([.$H$18]/[.B78])-1" office:value-type="float" office:value="12134" calcext:value-type="float">
            <text:p>12134</text:p>
          </table:table-cell>
          <table:table-cell table:formula="of:=ABS([.$H$18]/([.C78]+1)-[.B78])" office:value-type="float" office:value="0.00979398434287759" calcext:value-type="float">
            <text:p>0.00979</text:p>
          </table:table-cell>
          <table:table-cell table:formula="of:=CEILING(LOG([.C78]+1;2))"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6</text:p>
          </table:table-cell>
          <table:table-cell office:value-type="float" office:value="1396.91" calcext:value-type="float">
            <text:p>1396.91</text:p>
          </table:table-cell>
          <table:table-cell table:formula="of:=ROUND([.$H$18]/[.B79])-1" office:value-type="float" office:value="11453" calcext:value-type="float">
            <text:p>11453</text:p>
          </table:table-cell>
          <table:table-cell table:formula="of:=ABS([.$H$18]/([.C79]+1)-[.B79])" office:value-type="float" office:value="0.0180845119609785" calcext:value-type="float">
            <text:p>0.01808</text:p>
          </table:table-cell>
          <table:table-cell table:formula="of:=CEILING(LOG([.C79]+1;2))"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 F#6/Gb6 </text:p>
          </table:table-cell>
          <table:table-cell office:value-type="float" office:value="1479.98" calcext:value-type="float">
            <text:p>1479.98</text:p>
          </table:table-cell>
          <table:table-cell table:formula="of:=ROUND([.$H$18]/[.B80])-1" office:value-type="float" office:value="10810" calcext:value-type="float">
            <text:p>10810</text:p>
          </table:table-cell>
          <table:table-cell table:formula="of:=ABS([.$H$18]/([.C80]+1)-[.B80])" office:value-type="float" office:value="0.00589954675797344" calcext:value-type="float">
            <text:p>0.00590</text:p>
          </table:table-cell>
          <table:table-cell table:formula="of:=CEILING(LOG([.C80]+1;2))"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6</text:p>
          </table:table-cell>
          <table:table-cell office:value-type="float" office:value="1567.98" calcext:value-type="float">
            <text:p>1567.98</text:p>
          </table:table-cell>
          <table:table-cell table:formula="of:=ROUND([.$H$18]/[.B81])-1" office:value-type="float" office:value="10203" calcext:value-type="float">
            <text:p>10203</text:p>
          </table:table-cell>
          <table:table-cell table:formula="of:=ABS([.$H$18]/([.C81]+1)-[.B81])" office:value-type="float" office:value="0.0325441003528795" calcext:value-type="float">
            <text:p>0.03254</text:p>
          </table:table-cell>
          <table:table-cell table:formula="of:=CEILING(LOG([.C81]+1;2))"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 G#6/Ab6 </text:p>
          </table:table-cell>
          <table:table-cell office:value-type="float" office:value="1661.22" calcext:value-type="float">
            <text:p>1661.22</text:p>
          </table:table-cell>
          <table:table-cell table:formula="of:=ROUND([.$H$18]/[.B82])-1" office:value-type="float" office:value="9630" calcext:value-type="float">
            <text:p>9630</text:p>
          </table:table-cell>
          <table:table-cell table:formula="of:=ABS([.$H$18]/([.C82]+1)-[.B82])" office:value-type="float" office:value="0.0820454781435274" calcext:value-type="float">
            <text:p>0.08205</text:p>
          </table:table-cell>
          <table:table-cell table:formula="of:=CEILING(LOG([.C82]+1;2))"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6</text:p>
          </table:table-cell>
          <table:table-cell office:value-type="float" office:value="1760" calcext:value-type="float">
            <text:p>1760</text:p>
          </table:table-cell>
          <table:table-cell table:formula="of:=ROUND([.$H$18]/[.B83])-1" office:value-type="float" office:value="9090" calcext:value-type="float">
            <text:p>9090</text:p>
          </table:table-cell>
          <table:table-cell table:formula="of:=ABS([.$H$18]/([.C83]+1)-[.B83])" office:value-type="float" office:value="0.0175998240017634" calcext:value-type="float">
            <text:p>0.01760</text:p>
          </table:table-cell>
          <table:table-cell table:formula="of:=CEILING(LOG([.C83]+1;2))"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 A#6/Bb6 </text:p>
          </table:table-cell>
          <table:table-cell office:value-type="float" office:value="1864.66" calcext:value-type="float">
            <text:p>1864.66</text:p>
          </table:table-cell>
          <table:table-cell table:formula="of:=ROUND([.$H$18]/[.B84])-1" office:value-type="float" office:value="8580" calcext:value-type="float">
            <text:p>8580</text:p>
          </table:table-cell>
          <table:table-cell table:formula="of:=ABS([.$H$18]/([.C84]+1)-[.B84])" office:value-type="float" office:value="0.0754527444355517" calcext:value-type="float">
            <text:p>0.07545</text:p>
          </table:table-cell>
          <table:table-cell table:formula="of:=CEILING(LOG([.C84]+1;2))"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6</text:p>
          </table:table-cell>
          <table:table-cell office:value-type="float" office:value="1975.53" calcext:value-type="float">
            <text:p>1975.53</text:p>
          </table:table-cell>
          <table:table-cell table:formula="of:=ROUND([.$H$18]/[.B85])-1" office:value-type="float" office:value="8098" calcext:value-type="float">
            <text:p>8098</text:p>
          </table:table-cell>
          <table:table-cell table:formula="of:=ABS([.$H$18]/([.C85]+1)-[.B85])" office:value-type="float" office:value="0.022537350290122" calcext:value-type="float">
            <text:p>0.02254</text:p>
          </table:table-cell>
          <table:table-cell table:formula="of:=CEILING(LOG([.C85]+1;2))"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7</text:p>
          </table:table-cell>
          <table:table-cell office:value-type="float" office:value="2093" calcext:value-type="float">
            <text:p>2093</text:p>
          </table:table-cell>
          <table:table-cell table:formula="of:=ROUND([.$H$18]/[.B86])-1" office:value-type="float" office:value="7644" calcext:value-type="float">
            <text:p>7644</text:p>
          </table:table-cell>
          <table:table-cell table:formula="of:=ABS([.$H$18]/([.C86]+1)-[.B86])" office:value-type="float" office:value="0.12884238064089" calcext:value-type="float">
            <text:p>0.12884</text:p>
          </table:table-cell>
          <table:table-cell table:formula="of:=CEILING(LOG([.C86]+1;2))"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 C#7/Db7 </text:p>
          </table:table-cell>
          <table:table-cell office:value-type="float" office:value="2217.46" calcext:value-type="float">
            <text:p>2217.46</text:p>
          </table:table-cell>
          <table:table-cell table:formula="of:=ROUND([.$H$18]/[.B87])-1" office:value-type="float" office:value="7214" calcext:value-type="float">
            <text:p>7214</text:p>
          </table:table-cell>
          <table:table-cell table:formula="of:=ABS([.$H$18]/([.C87]+1)-[.B87])" office:value-type="float" office:value="0.142217602217443" calcext:value-type="float">
            <text:p>0.14222</text:p>
          </table:table-cell>
          <table:table-cell table:formula="of:=CEILING(LOG([.C87]+1;2))"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7</text:p>
          </table:table-cell>
          <table:table-cell office:value-type="float" office:value="2349.32" calcext:value-type="float">
            <text:p>2349.32</text:p>
          </table:table-cell>
          <table:table-cell table:formula="of:=ROUND([.$H$18]/[.B88])-1" office:value-type="float" office:value="6809" calcext:value-type="float">
            <text:p>6809</text:p>
          </table:table-cell>
          <table:table-cell table:formula="of:=ABS([.$H$18]/([.C88]+1)-[.B88])" office:value-type="float" office:value="0.16604992657858" calcext:value-type="float">
            <text:p>0.16605</text:p>
          </table:table-cell>
          <table:table-cell table:formula="of:=CEILING(LOG([.C88]+1;2))"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 D#7/Eb7 </text:p>
          </table:table-cell>
          <table:table-cell office:value-type="float" office:value="2489.02" calcext:value-type="float">
            <text:p>2489.02</text:p>
          </table:table-cell>
          <table:table-cell table:formula="of:=ROUND([.$H$18]/[.B89])-1" office:value-type="float" office:value="6427" calcext:value-type="float">
            <text:p>6427</text:p>
          </table:table-cell>
          <table:table-cell table:formula="of:=ABS([.$H$18]/([.C89]+1)-[.B89])" office:value-type="float" office:value="0.0901431238330588" calcext:value-type="float">
            <text:p>0.09014</text:p>
          </table:table-cell>
          <table:table-cell table:formula="of:=CEILING(LOG([.C89]+1;2))"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7</text:p>
          </table:table-cell>
          <table:table-cell office:value-type="float" office:value="2637.02" calcext:value-type="float">
            <text:p>2637.02</text:p>
          </table:table-cell>
          <table:table-cell table:formula="of:=ROUND([.$H$18]/[.B90])-1" office:value-type="float" office:value="6066" calcext:value-type="float">
            <text:p>6066</text:p>
          </table:table-cell>
          <table:table-cell table:formula="of:=ABS([.$H$18]/([.C90]+1)-[.B90])" office:value-type="float" office:value="0.197735289269986" calcext:value-type="float">
            <text:p>0.19774</text:p>
          </table:table-cell>
          <table:table-cell table:formula="of:=CEILING(LOG([.C90]+1;2))"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7</text:p>
          </table:table-cell>
          <table:table-cell office:value-type="float" office:value="2793.83" calcext:value-type="float">
            <text:p>2793.83</text:p>
          </table:table-cell>
          <table:table-cell table:formula="of:=ROUND([.$H$18]/[.B91])-1" office:value-type="float" office:value="5726" calcext:value-type="float">
            <text:p>5726</text:p>
          </table:table-cell>
          <table:table-cell table:formula="of:=ABS([.$H$18]/([.C91]+1)-[.B91])" office:value-type="float" office:value="0.0461690239217205" calcext:value-type="float">
            <text:p>0.04617</text:p>
          </table:table-cell>
          <table:table-cell table:formula="of:=CEILING(LOG([.C91]+1;2))"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 F#7/Gb7 </text:p>
          </table:table-cell>
          <table:table-cell office:value-type="float" office:value="2959.96" calcext:value-type="float">
            <text:p>2959.96</text:p>
          </table:table-cell>
          <table:table-cell table:formula="of:=ROUND([.$H$18]/[.B92])-1" office:value-type="float" office:value="5404" calcext:value-type="float">
            <text:p>5404</text:p>
          </table:table-cell>
          <table:table-cell table:formula="of:=ABS([.$H$18]/([.C92]+1)-[.B92])" office:value-type="float" office:value="0.262016651248814" calcext:value-type="float">
            <text:p>0.26202</text:p>
          </table:table-cell>
          <table:table-cell table:formula="of:=CEILING(LOG([.C92]+1;2))"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7</text:p>
          </table:table-cell>
          <table:table-cell office:value-type="float" office:value="3135.96" calcext:value-type="float">
            <text:p>3135.96</text:p>
          </table:table-cell>
          <table:table-cell table:formula="of:=ROUND([.$H$18]/[.B93])-1" office:value-type="float" office:value="5101" calcext:value-type="float">
            <text:p>5101</text:p>
          </table:table-cell>
          <table:table-cell table:formula="of:=ABS([.$H$18]/([.C93]+1)-[.B93])" office:value-type="float" office:value="0.0650882007057589" calcext:value-type="float">
            <text:p>0.06509</text:p>
          </table:table-cell>
          <table:table-cell table:formula="of:=CEILING(LOG([.C93]+1;2))"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 G#7/Ab7 </text:p>
          </table:table-cell>
          <table:table-cell office:value-type="float" office:value="3322.44" calcext:value-type="float">
            <text:p>3322.44</text:p>
          </table:table-cell>
          <table:table-cell table:formula="of:=ROUND([.$H$18]/[.B94])-1" office:value-type="float" office:value="4815" calcext:value-type="float">
            <text:p>4815</text:p>
          </table:table-cell>
          <table:table-cell table:formula="of:=ABS([.$H$18]/([.C94]+1)-[.B94])" office:value-type="float" office:value="0.180863787375529" calcext:value-type="float">
            <text:p>0.18086</text:p>
          </table:table-cell>
          <table:table-cell table:formula="of:=CEILING(LOG([.C94]+1;2))"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7</text:p>
          </table:table-cell>
          <table:table-cell office:value-type="float" office:value="3520" calcext:value-type="float">
            <text:p>3520</text:p>
          </table:table-cell>
          <table:table-cell table:formula="of:=ROUND([.$H$18]/[.B95])-1" office:value-type="float" office:value="4544" calcext:value-type="float">
            <text:p>4544</text:p>
          </table:table-cell>
          <table:table-cell table:formula="of:=ABS([.$H$18]/([.C95]+1)-[.B95])" office:value-type="float" office:value="0.352035203520245" calcext:value-type="float">
            <text:p>0.35204</text:p>
          </table:table-cell>
          <table:table-cell table:formula="of:=CEILING(LOG([.C95]+1;2))"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 A#7/Bb7 </text:p>
          </table:table-cell>
          <table:table-cell office:value-type="float" office:value="3729.31" calcext:value-type="float">
            <text:p>3729.31</text:p>
          </table:table-cell>
          <table:table-cell table:formula="of:=ROUND([.$H$18]/[.B96])-1" office:value-type="float" office:value="4289" calcext:value-type="float">
            <text:p>4289</text:p>
          </table:table-cell>
          <table:table-cell table:formula="of:=ABS([.$H$18]/([.C96]+1)-[.B96])" office:value-type="float" office:value="0.293729603729844" calcext:value-type="float">
            <text:p>0.29373</text:p>
          </table:table-cell>
          <table:table-cell table:formula="of:=CEILING(LOG([.C96]+1;2))"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7</text:p>
          </table:table-cell>
          <table:table-cell office:value-type="float" office:value="3951.07" calcext:value-type="float">
            <text:p>3951.07</text:p>
          </table:table-cell>
          <table:table-cell table:formula="of:=ROUND([.$H$18]/[.B97])-1" office:value-type="float" office:value="4049" calcext:value-type="float">
            <text:p>4049</text:p>
          </table:table-cell>
          <table:table-cell table:formula="of:=ABS([.$H$18]/([.C97]+1)-[.B97])" office:value-type="float" office:value="0.452716049383071" calcext:value-type="float">
            <text:p>0.45272</text:p>
          </table:table-cell>
          <table:table-cell table:formula="of:=CEILING(LOG([.C97]+1;2))"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8</text:p>
          </table:table-cell>
          <table:table-cell office:value-type="float" office:value="4186.01" calcext:value-type="float">
            <text:p>4186.01</text:p>
          </table:table-cell>
          <table:table-cell table:formula="of:=ROUND([.$H$18]/[.B98])-1" office:value-type="float" office:value="3821" calcext:value-type="float">
            <text:p>3821</text:p>
          </table:table-cell>
          <table:table-cell table:formula="of:=ABS([.$H$18]/([.C98]+1)-[.B98])" office:value-type="float" office:value="0.279900575614192" calcext:value-type="float">
            <text:p>0.27990</text:p>
          </table:table-cell>
          <table:table-cell table:formula="of:=CEILING(LOG([.C98]+1;2))"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 C#8/Db8 </text:p>
          </table:table-cell>
          <table:table-cell office:value-type="float" office:value="4434.92" calcext:value-type="float">
            <text:p>4434.92</text:p>
          </table:table-cell>
          <table:table-cell table:formula="of:=ROUND([.$H$18]/[.B99])-1" office:value-type="float" office:value="3607" calcext:value-type="float">
            <text:p>3607</text:p>
          </table:table-cell>
          <table:table-cell table:formula="of:=ABS([.$H$18]/([.C99]+1)-[.B99])" office:value-type="float" office:value="0.33019955654072" calcext:value-type="float">
            <text:p>0.33020</text:p>
          </table:table-cell>
          <table:table-cell table:formula="of:=CEILING(LOG([.C99]+1;2))"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8</text:p>
          </table:table-cell>
          <table:table-cell office:value-type="float" office:value="4698.63" calcext:value-type="float">
            <text:p>4698.63</text:p>
          </table:table-cell>
          <table:table-cell table:formula="of:=ROUND([.$H$18]/[.B100])-1" office:value-type="float" office:value="3404" calcext:value-type="float">
            <text:p>3404</text:p>
          </table:table-cell>
          <table:table-cell table:formula="of:=ABS([.$H$18]/([.C100]+1)-[.B100])" office:value-type="float" office:value="0.342099853157379" calcext:value-type="float">
            <text:p>0.34210</text:p>
          </table:table-cell>
          <table:table-cell table:formula="of:=CEILING(LOG([.C100]+1;2))"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 D#8/Eb8 </text:p>
          </table:table-cell>
          <table:table-cell office:value-type="float" office:value="4978.03" calcext:value-type="float">
            <text:p>4978.03</text:p>
          </table:table-cell>
          <table:table-cell table:formula="of:=ROUND([.$H$18]/[.B101])-1" office:value-type="float" office:value="3213" calcext:value-type="float">
            <text:p>3213</text:p>
          </table:table-cell>
          <table:table-cell table:formula="of:=ABS([.$H$18]/([.C101]+1)-[.B101])" office:value-type="float" office:value="0.190286247666336" calcext:value-type="float">
            <text:p>0.19029</text:p>
          </table:table-cell>
          <table:table-cell table:formula="of:=CEILING(LOG([.C101]+1;2))"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8</text:p>
          </table:table-cell>
          <table:table-cell office:value-type="float" office:value="5274.04" calcext:value-type="float">
            <text:p>5274.04</text:p>
          </table:table-cell>
          <table:table-cell table:formula="of:=ROUND([.$H$18]/[.B102])-1" office:value-type="float" office:value="3033" calcext:value-type="float">
            <text:p>3033</text:p>
          </table:table-cell>
          <table:table-cell table:formula="of:=ABS([.$H$18]/([.C102]+1)-[.B102])" office:value-type="float" office:value="0.473750823995033" calcext:value-type="float">
            <text:p>0.47375</text:p>
          </table:table-cell>
          <table:table-cell table:formula="of:=CEILING(LOG([.C102]+1;2))"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8</text:p>
          </table:table-cell>
          <table:table-cell office:value-type="float" office:value="5587.65" calcext:value-type="float">
            <text:p>5587.65</text:p>
          </table:table-cell>
          <table:table-cell table:formula="of:=ROUND([.$H$18]/[.B103])-1" office:value-type="float" office:value="2862" calcext:value-type="float">
            <text:p>2862</text:p>
          </table:table-cell>
          <table:table-cell table:formula="of:=ABS([.$H$18]/([.C103]+1)-[.B103])" office:value-type="float" office:value="0.893485853999664" calcext:value-type="float">
            <text:p>0.89349</text:p>
          </table:table-cell>
          <table:table-cell table:formula="of:=CEILING(LOG([.C103]+1;2))"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 F#8/Gb8 </text:p>
          </table:table-cell>
          <table:table-cell office:value-type="float" office:value="5919.91" calcext:value-type="float">
            <text:p>5919.91</text:p>
          </table:table-cell>
          <table:table-cell table:formula="of:=ROUND([.$H$18]/[.B104])-1" office:value-type="float" office:value="2702" calcext:value-type="float">
            <text:p>2702</text:p>
          </table:table-cell>
          <table:table-cell table:formula="of:=ABS([.$H$18]/([.C104]+1)-[.B104])" office:value-type="float" office:value="0.56112837587807" calcext:value-type="float">
            <text:p>0.56113</text:p>
          </table:table-cell>
          <table:table-cell table:formula="of:=CEILING(LOG([.C104]+1;2))"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8</text:p>
          </table:table-cell>
          <table:table-cell office:value-type="float" office:value="6271.93" calcext:value-type="float">
            <text:p>6271.93</text:p>
          </table:table-cell>
          <table:table-cell table:formula="of:=ROUND([.$H$18]/[.B105])-1" office:value-type="float" office:value="2550" calcext:value-type="float">
            <text:p>2550</text:p>
          </table:table-cell>
          <table:table-cell table:formula="of:=ABS([.$H$18]/([.C105]+1)-[.B105])" office:value-type="float" office:value="0.1201764014113" calcext:value-type="float">
            <text:p>0.12018</text:p>
          </table:table-cell>
          <table:table-cell table:formula="of:=CEILING(LOG([.C105]+1;2))"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 G#8/Ab8 </text:p>
          </table:table-cell>
          <table:table-cell office:value-type="float" office:value="6644.88" calcext:value-type="float">
            <text:p>6644.88</text:p>
          </table:table-cell>
          <table:table-cell table:formula="of:=ROUND([.$H$18]/[.B106])-1" office:value-type="float" office:value="2407" calcext:value-type="float">
            <text:p>2407</text:p>
          </table:table-cell>
          <table:table-cell table:formula="of:=ABS([.$H$18]/([.C106]+1)-[.B106])" office:value-type="float" office:value="0.361727574751058" calcext:value-type="float">
            <text:p>0.36173</text:p>
          </table:table-cell>
          <table:table-cell table:formula="of:=CEILING(LOG([.C106]+1;2))"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8</text:p>
          </table:table-cell>
          <table:table-cell office:value-type="float" office:value="7040" calcext:value-type="float">
            <text:p>7040</text:p>
          </table:table-cell>
          <table:table-cell table:formula="of:=ROUND([.$H$18]/[.B107])-1" office:value-type="float" office:value="2272" calcext:value-type="float">
            <text:p>2272</text:p>
          </table:table-cell>
          <table:table-cell table:formula="of:=ABS([.$H$18]/([.C107]+1)-[.B107])" office:value-type="float" office:value="0.84469863616323" calcext:value-type="float">
            <text:p>0.84470</text:p>
          </table:table-cell>
          <table:table-cell table:formula="of:=CEILING(LOG([.C107]+1;2))"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 A#8/Bb8 </text:p>
          </table:table-cell>
          <table:table-cell office:value-type="float" office:value="7458.62" calcext:value-type="float">
            <text:p>7458.62</text:p>
          </table:table-cell>
          <table:table-cell table:formula="of:=ROUND([.$H$18]/[.B108])-1" office:value-type="float" office:value="2144" calcext:value-type="float">
            <text:p>2144</text:p>
          </table:table-cell>
          <table:table-cell table:formula="of:=ABS([.$H$18]/([.C108]+1)-[.B108])" office:value-type="float" office:value="0.587459207459688" calcext:value-type="float">
            <text:p>0.58746</text:p>
          </table:table-cell>
          <table:table-cell table:formula="of:=CEILING(LOG([.C108]+1;2))"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8</text:p>
          </table:table-cell>
          <table:table-cell office:value-type="float" office:value="7902.13" calcext:value-type="float">
            <text:p>7902.13</text:p>
          </table:table-cell>
          <table:table-cell table:formula="of:=ROUND([.$H$18]/[.B109])-1" office:value-type="float" office:value="2024" calcext:value-type="float">
            <text:p>2024</text:p>
          </table:table-cell>
          <table:table-cell table:formula="of:=ABS([.$H$18]/([.C109]+1)-[.B109])" office:value-type="float" office:value="0.895432098765923" calcext:value-type="float">
            <text:p>0.89543</text:p>
          </table:table-cell>
          <table:table-cell table:formula="of:=CEILING(LOG([.C109]+1;2))" office:value-type="float" office:value="11" calcext:value-type="float">
            <text:p>11</text:p>
          </table:table-cell>
          <table:table-cell table:number-columns-repeated="14"/>
        </table:table-row>
        <table:table-row table:style-name="ro1" table:number-rows-repeated="1048466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5" loext:min-decimal-places="5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5">00/00/0000</text:date>, <text:time style:data-style-name="N2" text:time-value="17:45:57.9468456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05T02:04:21.923738647</dc:date>
    <meta:editing-duration>PT8H51M54S</meta:editing-duration>
    <meta:editing-cycles>17</meta:editing-cycles>
    <meta:generator>LibreOffice/5.0.5.2$Linux_X86_64 LibreOffice_project/00m0$Build-2</meta:generator>
    <meta:document-statistic meta:table-count="1" meta:cell-count="613" meta:object-count="0"/>
  </office:meta>
</office:document-meta>
</file>